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111.9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512_09:44:0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48621" calcext:value-type="float">
            <text:p>48621</text:p>
          </table:table-cell>
          <table:table-cell office:value-type="float" office:value="5750" calcext:value-type="float">
            <text:p>5750</text:p>
          </table:table-cell>
          <table:table-cell office:value-type="float" office:value="42871" calcext:value-type="float">
            <text:p>42871</text:p>
          </table:table-cell>
          <table:table-cell office:value-type="float" office:value="7274" calcext:value-type="float">
            <text:p>7274</text:p>
          </table:table-cell>
          <table:table-cell office:value-type="float" office:value="221" calcext:value-type="float">
            <text:p>221</text:p>
          </table:table-cell>
          <table:table-cell office:value-type="float" office:value="7053" calcext:value-type="float">
            <text:p>7053</text:p>
          </table:table-cell>
          <table:table-cell office:value-type="float" office:value="10747" calcext:value-type="float">
            <text:p>10747</text:p>
          </table:table-cell>
          <table:table-cell office:value-type="float" office:value="1" calcext:value-type="float">
            <text:p>1</text:p>
          </table:table-cell>
          <table:table-cell office:value-type="float" office:value="10746" calcext:value-type="float">
            <text:p>10746</text:p>
          </table:table-cell>
          <table:table-cell/>
          <table:table-cell table:formula="of:=[.K2]/[.E2]" office:value-type="percentage" office:value="0.250658953605001" calcext:value-type="percentage">
            <text:p>25.07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45982" calcext:value-type="float">
            <text:p>45982</text:p>
          </table:table-cell>
          <table:table-cell office:value-type="float" office:value="5879" calcext:value-type="float">
            <text:p>5879</text:p>
          </table:table-cell>
          <table:table-cell office:value-type="float" office:value="40103" calcext:value-type="float">
            <text:p>40103</text:p>
          </table:table-cell>
          <table:table-cell office:value-type="float" office:value="9579" calcext:value-type="float">
            <text:p>9579</text:p>
          </table:table-cell>
          <table:table-cell office:value-type="float" office:value="204" calcext:value-type="float">
            <text:p>204</text:p>
          </table:table-cell>
          <table:table-cell office:value-type="float" office:value="9375" calcext:value-type="float">
            <text:p>9375</text:p>
          </table:table-cell>
          <table:table-cell office:value-type="float" office:value="11474" calcext:value-type="float">
            <text:p>11474</text:p>
          </table:table-cell>
          <table:table-cell office:value-type="float" office:value="0" calcext:value-type="float">
            <text:p>0</text:p>
          </table:table-cell>
          <table:table-cell office:value-type="float" office:value="11474" calcext:value-type="float">
            <text:p>11474</text:p>
          </table:table-cell>
          <table:table-cell/>
          <table:table-cell table:formula="of:=[.K3]/[.E3]" office:value-type="percentage" office:value="0.286113258359724" calcext:value-type="percentage">
            <text:p>28.61%</text:p>
          </table:table-cell>
        </table:table-row>
        <table:table-row table:style-name="ro1">
          <table:table-cell office:value-type="string" calcext:value-type="string">
            <text:p>8:eb:74:bc:c:20</text:p>
          </table:table-cell>
          <table:table-cell office:value-type="float" office:value="8" calcext:value-type="float">
            <text:p>8</text:p>
          </table:table-cell>
          <table:table-cell office:value-type="float" office:value="50665" calcext:value-type="float">
            <text:p>50665</text:p>
          </table:table-cell>
          <table:table-cell office:value-type="float" office:value="4674" calcext:value-type="float">
            <text:p>4674</text:p>
          </table:table-cell>
          <table:table-cell office:value-type="float" office:value="45991" calcext:value-type="float">
            <text:p>45991</text:p>
          </table:table-cell>
          <table:table-cell office:value-type="float" office:value="5487" calcext:value-type="float">
            <text:p>5487</text:p>
          </table:table-cell>
          <table:table-cell office:value-type="float" office:value="166" calcext:value-type="float">
            <text:p>166</text:p>
          </table:table-cell>
          <table:table-cell office:value-type="float" office:value="5321" calcext:value-type="float">
            <text:p>5321</text:p>
          </table:table-cell>
          <table:table-cell office:value-type="float" office:value="9798" calcext:value-type="float">
            <text:p>9798</text:p>
          </table:table-cell>
          <table:table-cell office:value-type="float" office:value="0" calcext:value-type="float">
            <text:p>0</text:p>
          </table:table-cell>
          <table:table-cell office:value-type="float" office:value="9798" calcext:value-type="float">
            <text:p>9798</text:p>
          </table:table-cell>
          <table:table-cell/>
          <table:table-cell table:formula="of:=[.K4]/[.E4]" office:value-type="percentage" office:value="0.213041682068231" calcext:value-type="percentage">
            <text:p>21.30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45923" calcext:value-type="float">
            <text:p>45923</text:p>
          </table:table-cell>
          <table:table-cell office:value-type="float" office:value="3699" calcext:value-type="float">
            <text:p>3699</text:p>
          </table:table-cell>
          <table:table-cell office:value-type="float" office:value="42224" calcext:value-type="float">
            <text:p>42224</text:p>
          </table:table-cell>
          <table:table-cell office:value-type="float" office:value="8976" calcext:value-type="float">
            <text:p>8976</text:p>
          </table:table-cell>
          <table:table-cell office:value-type="float" office:value="145" calcext:value-type="float">
            <text:p>145</text:p>
          </table:table-cell>
          <table:table-cell office:value-type="float" office:value="8831" calcext:value-type="float">
            <text:p>8831</text:p>
          </table:table-cell>
          <table:table-cell office:value-type="float" office:value="9916" calcext:value-type="float">
            <text:p>9916</text:p>
          </table:table-cell>
          <table:table-cell office:value-type="float" office:value="0" calcext:value-type="float">
            <text:p>0</text:p>
          </table:table-cell>
          <table:table-cell office:value-type="float" office:value="9916" calcext:value-type="float">
            <text:p>9916</text:p>
          </table:table-cell>
          <table:table-cell/>
          <table:table-cell table:formula="of:=[.K5]/[.E5]" office:value-type="percentage" office:value="0.234842743463433" calcext:value-type="percentage">
            <text:p>23.48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47357" calcext:value-type="float">
            <text:p>47357</text:p>
          </table:table-cell>
          <table:table-cell office:value-type="float" office:value="4556" calcext:value-type="float">
            <text:p>4556</text:p>
          </table:table-cell>
          <table:table-cell office:value-type="float" office:value="42801" calcext:value-type="float">
            <text:p>42801</text:p>
          </table:table-cell>
          <table:table-cell office:value-type="float" office:value="8025" calcext:value-type="float">
            <text:p>8025</text:p>
          </table:table-cell>
          <table:table-cell office:value-type="float" office:value="174" calcext:value-type="float">
            <text:p>174</text:p>
          </table:table-cell>
          <table:table-cell office:value-type="float" office:value="7851" calcext:value-type="float">
            <text:p>7851</text:p>
          </table:table-cell>
          <table:table-cell office:value-type="float" office:value="10148" calcext:value-type="float">
            <text:p>10148</text:p>
          </table:table-cell>
          <table:table-cell office:value-type="float" office:value="2" calcext:value-type="float">
            <text:p>2</text:p>
          </table:table-cell>
          <table:table-cell office:value-type="float" office:value="10146" calcext:value-type="float">
            <text:p>10146</text:p>
          </table:table-cell>
          <table:table-cell/>
          <table:table-cell table:formula="of:=[.K6]/[.E6]" office:value-type="percentage" office:value="0.237050536202425" calcext:value-type="percentage">
            <text:p>23.71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33840" calcext:value-type="float">
            <text:p>33840</text:p>
          </table:table-cell>
          <table:table-cell office:value-type="float" office:value="5057" calcext:value-type="float">
            <text:p>5057</text:p>
          </table:table-cell>
          <table:table-cell office:value-type="float" office:value="28783" calcext:value-type="float">
            <text:p>28783</text:p>
          </table:table-cell>
          <table:table-cell office:value-type="float" office:value="6343" calcext:value-type="float">
            <text:p>6343</text:p>
          </table:table-cell>
          <table:table-cell office:value-type="float" office:value="239" calcext:value-type="float">
            <text:p>239</text:p>
          </table:table-cell>
          <table:table-cell office:value-type="float" office:value="6104" calcext:value-type="float">
            <text:p>6104</text:p>
          </table:table-cell>
          <table:table-cell office:value-type="float" office:value="23832" calcext:value-type="float">
            <text:p>23832</text:p>
          </table:table-cell>
          <table:table-cell office:value-type="float" office:value="33" calcext:value-type="float">
            <text:p>33</text:p>
          </table:table-cell>
          <table:table-cell office:value-type="float" office:value="23799" calcext:value-type="float">
            <text:p>23799</text:p>
          </table:table-cell>
          <table:table-cell/>
          <table:table-cell table:formula="of:=[.K7]/[.E7]" office:value-type="percentage" office:value="0.82684223326269" calcext:value-type="percentage">
            <text:p>82.68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51030" calcext:value-type="float">
            <text:p>51030</text:p>
          </table:table-cell>
          <table:table-cell office:value-type="float" office:value="4871" calcext:value-type="float">
            <text:p>4871</text:p>
          </table:table-cell>
          <table:table-cell office:value-type="float" office:value="46159" calcext:value-type="float">
            <text:p>46159</text:p>
          </table:table-cell>
          <table:table-cell office:value-type="float" office:value="5378" calcext:value-type="float">
            <text:p>5378</text:p>
          </table:table-cell>
          <table:table-cell office:value-type="float" office:value="171" calcext:value-type="float">
            <text:p>171</text:p>
          </table:table-cell>
          <table:table-cell office:value-type="float" office:value="5207" calcext:value-type="float">
            <text:p>5207</text:p>
          </table:table-cell>
          <table:table-cell office:value-type="float" office:value="9941" calcext:value-type="float">
            <text:p>9941</text:p>
          </table:table-cell>
          <table:table-cell office:value-type="float" office:value="0" calcext:value-type="float">
            <text:p>0</text:p>
          </table:table-cell>
          <table:table-cell office:value-type="float" office:value="9941" calcext:value-type="float">
            <text:p>9941</text:p>
          </table:table-cell>
          <table:table-cell/>
          <table:table-cell table:formula="of:=[.K8]/[.E8]" office:value-type="percentage" office:value="0.215364284321584" calcext:value-type="percentage">
            <text:p>21.54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50272" calcext:value-type="float">
            <text:p>50272</text:p>
          </table:table-cell>
          <table:table-cell office:value-type="float" office:value="4595" calcext:value-type="float">
            <text:p>4595</text:p>
          </table:table-cell>
          <table:table-cell office:value-type="float" office:value="45677" calcext:value-type="float">
            <text:p>45677</text:p>
          </table:table-cell>
          <table:table-cell office:value-type="float" office:value="6387" calcext:value-type="float">
            <text:p>6387</text:p>
          </table:table-cell>
          <table:table-cell office:value-type="float" office:value="161" calcext:value-type="float">
            <text:p>161</text:p>
          </table:table-cell>
          <table:table-cell office:value-type="float" office:value="6226" calcext:value-type="float">
            <text:p>6226</text:p>
          </table:table-cell>
          <table:table-cell office:value-type="float" office:value="9750" calcext:value-type="float">
            <text:p>9750</text:p>
          </table:table-cell>
          <table:table-cell office:value-type="float" office:value="0" calcext:value-type="float">
            <text:p>0</text:p>
          </table:table-cell>
          <table:table-cell office:value-type="float" office:value="9750" calcext:value-type="float">
            <text:p>9750</text:p>
          </table:table-cell>
          <table:table-cell/>
          <table:table-cell table:formula="of:=[.K9]/[.E9]" office:value-type="percentage" office:value="0.213455349519452" calcext:value-type="percentage">
            <text:p>21.35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49265" calcext:value-type="float">
            <text:p>49265</text:p>
          </table:table-cell>
          <table:table-cell office:value-type="float" office:value="5046" calcext:value-type="float">
            <text:p>5046</text:p>
          </table:table-cell>
          <table:table-cell office:value-type="float" office:value="44219" calcext:value-type="float">
            <text:p>44219</text:p>
          </table:table-cell>
          <table:table-cell office:value-type="float" office:value="6122" calcext:value-type="float">
            <text:p>6122</text:p>
          </table:table-cell>
          <table:table-cell office:value-type="float" office:value="199" calcext:value-type="float">
            <text:p>199</text:p>
          </table:table-cell>
          <table:table-cell office:value-type="float" office:value="5923" calcext:value-type="float">
            <text:p>5923</text:p>
          </table:table-cell>
          <table:table-cell office:value-type="float" office:value="10640" calcext:value-type="float">
            <text:p>10640</text:p>
          </table:table-cell>
          <table:table-cell office:value-type="float" office:value="1" calcext:value-type="float">
            <text:p>1</text:p>
          </table:table-cell>
          <table:table-cell office:value-type="float" office:value="10639" calcext:value-type="float">
            <text:p>10639</text:p>
          </table:table-cell>
          <table:table-cell/>
          <table:table-cell table:formula="of:=[.K10]/[.E10]" office:value-type="percentage" office:value="0.24059793301522" calcext:value-type="percentage">
            <text:p>24.06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35832" calcext:value-type="float">
            <text:p>35832</text:p>
          </table:table-cell>
          <table:table-cell office:value-type="float" office:value="2757" calcext:value-type="float">
            <text:p>2757</text:p>
          </table:table-cell>
          <table:table-cell office:value-type="float" office:value="33075" calcext:value-type="float">
            <text:p>33075</text:p>
          </table:table-cell>
          <table:table-cell office:value-type="float" office:value="8344" calcext:value-type="float">
            <text:p>8344</text:p>
          </table:table-cell>
          <table:table-cell office:value-type="float" office:value="99" calcext:value-type="float">
            <text:p>99</text:p>
          </table:table-cell>
          <table:table-cell office:value-type="float" office:value="8245" calcext:value-type="float">
            <text:p>8245</text:p>
          </table:table-cell>
          <table:table-cell office:value-type="float" office:value="18055" calcext:value-type="float">
            <text:p>18055</text:p>
          </table:table-cell>
          <table:table-cell office:value-type="float" office:value="0" calcext:value-type="float">
            <text:p>0</text:p>
          </table:table-cell>
          <table:table-cell office:value-type="float" office:value="18055" calcext:value-type="float">
            <text:p>18055</text:p>
          </table:table-cell>
          <table:table-cell/>
          <table:table-cell table:formula="of:=[.K11]/[.E11]" office:value-type="percentage" office:value="0.545880574452003" calcext:value-type="percentage">
            <text:p>54.59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38142" calcext:value-type="float">
            <text:p>38142</text:p>
          </table:table-cell>
          <table:table-cell office:value-type="float" office:value="4969" calcext:value-type="float">
            <text:p>4969</text:p>
          </table:table-cell>
          <table:table-cell office:value-type="float" office:value="33173" calcext:value-type="float">
            <text:p>33173</text:p>
          </table:table-cell>
          <table:table-cell office:value-type="float" office:value="8573" calcext:value-type="float">
            <text:p>8573</text:p>
          </table:table-cell>
          <table:table-cell office:value-type="float" office:value="198" calcext:value-type="float">
            <text:p>198</text:p>
          </table:table-cell>
          <table:table-cell office:value-type="float" office:value="8375" calcext:value-type="float">
            <text:p>8375</text:p>
          </table:table-cell>
          <table:table-cell office:value-type="float" office:value="17450" calcext:value-type="float">
            <text:p>17450</text:p>
          </table:table-cell>
          <table:table-cell office:value-type="float" office:value="2" calcext:value-type="float">
            <text:p>2</text:p>
          </table:table-cell>
          <table:table-cell office:value-type="float" office:value="17448" calcext:value-type="float">
            <text:p>17448</text:p>
          </table:table-cell>
          <table:table-cell/>
          <table:table-cell table:formula="of:=[.K12]/[.E12]" office:value-type="percentage" office:value="0.525969915292557" calcext:value-type="percentage">
            <text:p>52.60%</text:p>
          </table:table-cell>
        </table:table-row>
        <table:table-row table:style-name="ro1">
          <table:table-cell office:value-type="string" calcext:value-type="string">
            <text:p>e0:ca:94:86:79:a4</text:p>
          </table:table-cell>
          <table:table-cell office:value-type="float" office:value="8" calcext:value-type="float">
            <text:p>8</text:p>
          </table:table-cell>
          <table:table-cell office:value-type="float" office:value="51333" calcext:value-type="float">
            <text:p>51333</text:p>
          </table:table-cell>
          <table:table-cell office:value-type="float" office:value="5778" calcext:value-type="float">
            <text:p>5778</text:p>
          </table:table-cell>
          <table:table-cell office:value-type="float" office:value="45555" calcext:value-type="float">
            <text:p>45555</text:p>
          </table:table-cell>
          <table:table-cell office:value-type="float" office:value="5947" calcext:value-type="float">
            <text:p>5947</text:p>
          </table:table-cell>
          <table:table-cell office:value-type="float" office:value="205" calcext:value-type="float">
            <text:p>205</text:p>
          </table:table-cell>
          <table:table-cell office:value-type="float" office:value="5742" calcext:value-type="float">
            <text:p>5742</text:p>
          </table:table-cell>
          <table:table-cell office:value-type="float" office:value="9870" calcext:value-type="float">
            <text:p>9870</text:p>
          </table:table-cell>
          <table:table-cell office:value-type="float" office:value="3" calcext:value-type="float">
            <text:p>3</text:p>
          </table:table-cell>
          <table:table-cell office:value-type="float" office:value="9867" calcext:value-type="float">
            <text:p>9867</text:p>
          </table:table-cell>
          <table:table-cell/>
          <table:table-cell table:formula="of:=[.K13]/[.E13]" office:value-type="percentage" office:value="0.216595324333224" calcext:value-type="percentage">
            <text:p>21.66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45242" calcext:value-type="float">
            <text:p>45242</text:p>
          </table:table-cell>
          <table:table-cell office:value-type="float" office:value="5392" calcext:value-type="float">
            <text:p>5392</text:p>
          </table:table-cell>
          <table:table-cell office:value-type="float" office:value="39850" calcext:value-type="float">
            <text:p>39850</text:p>
          </table:table-cell>
          <table:table-cell office:value-type="float" office:value="7081" calcext:value-type="float">
            <text:p>7081</text:p>
          </table:table-cell>
          <table:table-cell office:value-type="float" office:value="263" calcext:value-type="float">
            <text:p>263</text:p>
          </table:table-cell>
          <table:table-cell office:value-type="float" office:value="6818" calcext:value-type="float">
            <text:p>6818</text:p>
          </table:table-cell>
          <table:table-cell office:value-type="float" office:value="13697" calcext:value-type="float">
            <text:p>13697</text:p>
          </table:table-cell>
          <table:table-cell office:value-type="float" office:value="69" calcext:value-type="float">
            <text:p>69</text:p>
          </table:table-cell>
          <table:table-cell office:value-type="float" office:value="13628" calcext:value-type="float">
            <text:p>13628</text:p>
          </table:table-cell>
          <table:table-cell/>
          <table:table-cell table:formula="of:=[.K14]/[.E14]" office:value-type="percentage" office:value="0.34198243412798" calcext:value-type="percentage">
            <text:p>34.20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44380" calcext:value-type="float">
            <text:p>44380</text:p>
          </table:table-cell>
          <table:table-cell office:value-type="float" office:value="4826" calcext:value-type="float">
            <text:p>4826</text:p>
          </table:table-cell>
          <table:table-cell office:value-type="float" office:value="39554" calcext:value-type="float">
            <text:p>39554</text:p>
          </table:table-cell>
          <table:table-cell office:value-type="float" office:value="7326" calcext:value-type="float">
            <text:p>7326</text:p>
          </table:table-cell>
          <table:table-cell office:value-type="float" office:value="231" calcext:value-type="float">
            <text:p>231</text:p>
          </table:table-cell>
          <table:table-cell office:value-type="float" office:value="7095" calcext:value-type="float">
            <text:p>7095</text:p>
          </table:table-cell>
          <table:table-cell office:value-type="float" office:value="13321" calcext:value-type="float">
            <text:p>13321</text:p>
          </table:table-cell>
          <table:table-cell office:value-type="float" office:value="48" calcext:value-type="float">
            <text:p>48</text:p>
          </table:table-cell>
          <table:table-cell office:value-type="float" office:value="13273" calcext:value-type="float">
            <text:p>13273</text:p>
          </table:table-cell>
          <table:table-cell/>
          <table:table-cell table:formula="of:=[.K15]/[.E15]" office:value-type="percentage" office:value="0.335566567224554" calcext:value-type="percentage">
            <text:p>33.56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44842" calcext:value-type="float">
            <text:p>44842</text:p>
          </table:table-cell>
          <table:table-cell office:value-type="float" office:value="4852" calcext:value-type="float">
            <text:p>4852</text:p>
          </table:table-cell>
          <table:table-cell office:value-type="float" office:value="39990" calcext:value-type="float">
            <text:p>39990</text:p>
          </table:table-cell>
          <table:table-cell office:value-type="float" office:value="8557" calcext:value-type="float">
            <text:p>8557</text:p>
          </table:table-cell>
          <table:table-cell office:value-type="float" office:value="183" calcext:value-type="float">
            <text:p>183</text:p>
          </table:table-cell>
          <table:table-cell office:value-type="float" office:value="8374" calcext:value-type="float">
            <text:p>8374</text:p>
          </table:table-cell>
          <table:table-cell office:value-type="float" office:value="12307" calcext:value-type="float">
            <text:p>12307</text:p>
          </table:table-cell>
          <table:table-cell office:value-type="float" office:value="0" calcext:value-type="float">
            <text:p>0</text:p>
          </table:table-cell>
          <table:table-cell office:value-type="float" office:value="12307" calcext:value-type="float">
            <text:p>12307</text:p>
          </table:table-cell>
          <table:table-cell/>
          <table:table-cell table:formula="of:=[.K16]/[.E16]" office:value-type="percentage" office:value="0.307751937984496" calcext:value-type="percentage">
            <text:p>30.78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41609" calcext:value-type="float">
            <text:p>41609</text:p>
          </table:table-cell>
          <table:table-cell office:value-type="float" office:value="4642" calcext:value-type="float">
            <text:p>4642</text:p>
          </table:table-cell>
          <table:table-cell office:value-type="float" office:value="36967" calcext:value-type="float">
            <text:p>36967</text:p>
          </table:table-cell>
          <table:table-cell office:value-type="float" office:value="10034" calcext:value-type="float">
            <text:p>10034</text:p>
          </table:table-cell>
          <table:table-cell office:value-type="float" office:value="175" calcext:value-type="float">
            <text:p>175</text:p>
          </table:table-cell>
          <table:table-cell office:value-type="float" office:value="9859" calcext:value-type="float">
            <text:p>9859</text:p>
          </table:table-cell>
          <table:table-cell office:value-type="float" office:value="13237" calcext:value-type="float">
            <text:p>13237</text:p>
          </table:table-cell>
          <table:table-cell office:value-type="float" office:value="0" calcext:value-type="float">
            <text:p>0</text:p>
          </table:table-cell>
          <table:table-cell office:value-type="float" office:value="13237" calcext:value-type="float">
            <text:p>13237</text:p>
          </table:table-cell>
          <table:table-cell/>
          <table:table-cell table:formula="of:=[.K17]/[.E17]" office:value-type="percentage" office:value="0.358076121946601" calcext:value-type="percentage">
            <text:p>35.81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34603" calcext:value-type="float">
            <text:p>34603</text:p>
          </table:table-cell>
          <table:table-cell office:value-type="float" office:value="4620" calcext:value-type="float">
            <text:p>4620</text:p>
          </table:table-cell>
          <table:table-cell office:value-type="float" office:value="29983" calcext:value-type="float">
            <text:p>29983</text:p>
          </table:table-cell>
          <table:table-cell office:value-type="float" office:value="6372" calcext:value-type="float">
            <text:p>6372</text:p>
          </table:table-cell>
          <table:table-cell office:value-type="float" office:value="166" calcext:value-type="float">
            <text:p>166</text:p>
          </table:table-cell>
          <table:table-cell office:value-type="float" office:value="6206" calcext:value-type="float">
            <text:p>6206</text:p>
          </table:table-cell>
          <table:table-cell office:value-type="float" office:value="20341" calcext:value-type="float">
            <text:p>20341</text:p>
          </table:table-cell>
          <table:table-cell office:value-type="float" office:value="6" calcext:value-type="float">
            <text:p>6</text:p>
          </table:table-cell>
          <table:table-cell office:value-type="float" office:value="20335" calcext:value-type="float">
            <text:p>20335</text:p>
          </table:table-cell>
          <table:table-cell/>
          <table:table-cell table:formula="of:=[.K18]/[.E18]" office:value-type="percentage" office:value="0.678217656672114" calcext:value-type="percentage">
            <text:p>67.82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38428" calcext:value-type="float">
            <text:p>38428</text:p>
          </table:table-cell>
          <table:table-cell office:value-type="float" office:value="3691" calcext:value-type="float">
            <text:p>3691</text:p>
          </table:table-cell>
          <table:table-cell office:value-type="float" office:value="34737" calcext:value-type="float">
            <text:p>34737</text:p>
          </table:table-cell>
          <table:table-cell office:value-type="float" office:value="8211" calcext:value-type="float">
            <text:p>8211</text:p>
          </table:table-cell>
          <table:table-cell office:value-type="float" office:value="146" calcext:value-type="float">
            <text:p>146</text:p>
          </table:table-cell>
          <table:table-cell office:value-type="float" office:value="8065" calcext:value-type="float">
            <text:p>8065</text:p>
          </table:table-cell>
          <table:table-cell office:value-type="float" office:value="17018" calcext:value-type="float">
            <text:p>17018</text:p>
          </table:table-cell>
          <table:table-cell office:value-type="float" office:value="2" calcext:value-type="float">
            <text:p>2</text:p>
          </table:table-cell>
          <table:table-cell office:value-type="float" office:value="17016" calcext:value-type="float">
            <text:p>17016</text:p>
          </table:table-cell>
          <table:table-cell/>
          <table:table-cell table:formula="of:=[.K19]/[.E19]" office:value-type="percentage" office:value="0.489852318853096" calcext:value-type="percentage">
            <text:p>48.99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49073" calcext:value-type="float">
            <text:p>49073</text:p>
          </table:table-cell>
          <table:table-cell office:value-type="float" office:value="3730" calcext:value-type="float">
            <text:p>3730</text:p>
          </table:table-cell>
          <table:table-cell office:value-type="float" office:value="45343" calcext:value-type="float">
            <text:p>45343</text:p>
          </table:table-cell>
          <table:table-cell office:value-type="float" office:value="5598" calcext:value-type="float">
            <text:p>5598</text:p>
          </table:table-cell>
          <table:table-cell office:value-type="float" office:value="143" calcext:value-type="float">
            <text:p>143</text:p>
          </table:table-cell>
          <table:table-cell office:value-type="float" office:value="5455" calcext:value-type="float">
            <text:p>5455</text:p>
          </table:table-cell>
          <table:table-cell office:value-type="float" office:value="10388" calcext:value-type="float">
            <text:p>10388</text:p>
          </table:table-cell>
          <table:table-cell office:value-type="float" office:value="3" calcext:value-type="float">
            <text:p>3</text:p>
          </table:table-cell>
          <table:table-cell office:value-type="float" office:value="10385" calcext:value-type="float">
            <text:p>10385</text:p>
          </table:table-cell>
          <table:table-cell/>
          <table:table-cell table:formula="of:=[.K20]/[.E20]" office:value-type="percentage" office:value="0.229032044637541" calcext:value-type="percentage">
            <text:p>22.90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45063" calcext:value-type="float">
            <text:p>45063</text:p>
          </table:table-cell>
          <table:table-cell office:value-type="float" office:value="3631" calcext:value-type="float">
            <text:p>3631</text:p>
          </table:table-cell>
          <table:table-cell office:value-type="float" office:value="41432" calcext:value-type="float">
            <text:p>41432</text:p>
          </table:table-cell>
          <table:table-cell office:value-type="float" office:value="7080" calcext:value-type="float">
            <text:p>7080</text:p>
          </table:table-cell>
          <table:table-cell office:value-type="float" office:value="136" calcext:value-type="float">
            <text:p>136</text:p>
          </table:table-cell>
          <table:table-cell office:value-type="float" office:value="6944" calcext:value-type="float">
            <text:p>6944</text:p>
          </table:table-cell>
          <table:table-cell office:value-type="float" office:value="12172" calcext:value-type="float">
            <text:p>12172</text:p>
          </table:table-cell>
          <table:table-cell office:value-type="float" office:value="0" calcext:value-type="float">
            <text:p>0</text:p>
          </table:table-cell>
          <table:table-cell office:value-type="float" office:value="12172" calcext:value-type="float">
            <text:p>12172</text:p>
          </table:table-cell>
          <table:table-cell/>
          <table:table-cell table:formula="of:=[.K21]/[.E21]" office:value-type="percentage" office:value="0.29378258351033" calcext:value-type="percentage">
            <text:p>29.38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33135" calcext:value-type="float">
            <text:p>33135</text:p>
          </table:table-cell>
          <table:table-cell office:value-type="float" office:value="2949" calcext:value-type="float">
            <text:p>2949</text:p>
          </table:table-cell>
          <table:table-cell office:value-type="float" office:value="30186" calcext:value-type="float">
            <text:p>30186</text:p>
          </table:table-cell>
          <table:table-cell office:value-type="float" office:value="7203" calcext:value-type="float">
            <text:p>7203</text:p>
          </table:table-cell>
          <table:table-cell office:value-type="float" office:value="111" calcext:value-type="float">
            <text:p>111</text:p>
          </table:table-cell>
          <table:table-cell office:value-type="float" office:value="7092" calcext:value-type="float">
            <text:p>7092</text:p>
          </table:table-cell>
          <table:table-cell office:value-type="float" office:value="21757" calcext:value-type="float">
            <text:p>21757</text:p>
          </table:table-cell>
          <table:table-cell office:value-type="float" office:value="2" calcext:value-type="float">
            <text:p>2</text:p>
          </table:table-cell>
          <table:table-cell office:value-type="float" office:value="21755" calcext:value-type="float">
            <text:p>21755</text:p>
          </table:table-cell>
          <table:table-cell/>
          <table:table-cell table:formula="of:=[.K22]/[.E22]" office:value-type="percentage" office:value="0.720698336977407" calcext:value-type="percentage">
            <text:p>72.07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49314" calcext:value-type="float">
            <text:p>49314</text:p>
          </table:table-cell>
          <table:table-cell office:value-type="float" office:value="3459" calcext:value-type="float">
            <text:p>3459</text:p>
          </table:table-cell>
          <table:table-cell office:value-type="float" office:value="45855" calcext:value-type="float">
            <text:p>45855</text:p>
          </table:table-cell>
          <table:table-cell office:value-type="float" office:value="5521" calcext:value-type="float">
            <text:p>5521</text:p>
          </table:table-cell>
          <table:table-cell office:value-type="float" office:value="132" calcext:value-type="float">
            <text:p>132</text:p>
          </table:table-cell>
          <table:table-cell office:value-type="float" office:value="5389" calcext:value-type="float">
            <text:p>5389</text:p>
          </table:table-cell>
          <table:table-cell office:value-type="float" office:value="9912" calcext:value-type="float">
            <text:p>9912</text:p>
          </table:table-cell>
          <table:table-cell office:value-type="float" office:value="0" calcext:value-type="float">
            <text:p>0</text:p>
          </table:table-cell>
          <table:table-cell office:value-type="float" office:value="9912" calcext:value-type="float">
            <text:p>9912</text:p>
          </table:table-cell>
          <table:table-cell/>
          <table:table-cell table:formula="of:=[.K23]/[.E23]" office:value-type="percentage" office:value="0.21615963362774" calcext:value-type="percentage">
            <text:p>21.62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48552" calcext:value-type="float">
            <text:p>48552</text:p>
          </table:table-cell>
          <table:table-cell office:value-type="float" office:value="3982" calcext:value-type="float">
            <text:p>3982</text:p>
          </table:table-cell>
          <table:table-cell office:value-type="float" office:value="44570" calcext:value-type="float">
            <text:p>44570</text:p>
          </table:table-cell>
          <table:table-cell office:value-type="float" office:value="6265" calcext:value-type="float">
            <text:p>6265</text:p>
          </table:table-cell>
          <table:table-cell office:value-type="float" office:value="150" calcext:value-type="float">
            <text:p>150</text:p>
          </table:table-cell>
          <table:table-cell office:value-type="float" office:value="6115" calcext:value-type="float">
            <text:p>6115</text:p>
          </table:table-cell>
          <table:table-cell office:value-type="float" office:value="10413" calcext:value-type="float">
            <text:p>10413</text:p>
          </table:table-cell>
          <table:table-cell office:value-type="float" office:value="0" calcext:value-type="float">
            <text:p>0</text:p>
          </table:table-cell>
          <table:table-cell office:value-type="float" office:value="10413" calcext:value-type="float">
            <text:p>10413</text:p>
          </table:table-cell>
          <table:table-cell/>
          <table:table-cell table:formula="of:=[.K24]/[.E24]" office:value-type="percentage" office:value="0.233632488220776" calcext:value-type="percentage">
            <text:p>23.36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52271" calcext:value-type="float">
            <text:p>52271</text:p>
          </table:table-cell>
          <table:table-cell office:value-type="float" office:value="5762" calcext:value-type="float">
            <text:p>5762</text:p>
          </table:table-cell>
          <table:table-cell office:value-type="float" office:value="46509" calcext:value-type="float">
            <text:p>46509</text:p>
          </table:table-cell>
          <table:table-cell office:value-type="float" office:value="5627" calcext:value-type="float">
            <text:p>5627</text:p>
          </table:table-cell>
          <table:table-cell office:value-type="float" office:value="206" calcext:value-type="float">
            <text:p>206</text:p>
          </table:table-cell>
          <table:table-cell office:value-type="float" office:value="5421" calcext:value-type="float">
            <text:p>5421</text:p>
          </table:table-cell>
          <table:table-cell office:value-type="float" office:value="9905" calcext:value-type="float">
            <text:p>9905</text:p>
          </table:table-cell>
          <table:table-cell office:value-type="float" office:value="2" calcext:value-type="float">
            <text:p>2</text:p>
          </table:table-cell>
          <table:table-cell office:value-type="float" office:value="9903" calcext:value-type="float">
            <text:p>9903</text:p>
          </table:table-cell>
          <table:table-cell/>
          <table:table-cell table:formula="of:=[.K25]/[.E25]" office:value-type="percentage" office:value="0.212926530348965" calcext:value-type="percentage">
            <text:p>21.29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41067" calcext:value-type="float">
            <text:p>41067</text:p>
          </table:table-cell>
          <table:table-cell office:value-type="float" office:value="2994" calcext:value-type="float">
            <text:p>2994</text:p>
          </table:table-cell>
          <table:table-cell office:value-type="float" office:value="38073" calcext:value-type="float">
            <text:p>38073</text:p>
          </table:table-cell>
          <table:table-cell office:value-type="float" office:value="8934" calcext:value-type="float">
            <text:p>8934</text:p>
          </table:table-cell>
          <table:table-cell office:value-type="float" office:value="113" calcext:value-type="float">
            <text:p>113</text:p>
          </table:table-cell>
          <table:table-cell office:value-type="float" office:value="8821" calcext:value-type="float">
            <text:p>8821</text:p>
          </table:table-cell>
          <table:table-cell office:value-type="float" office:value="13448" calcext:value-type="float">
            <text:p>13448</text:p>
          </table:table-cell>
          <table:table-cell office:value-type="float" office:value="2" calcext:value-type="float">
            <text:p>2</text:p>
          </table:table-cell>
          <table:table-cell office:value-type="float" office:value="13446" calcext:value-type="float">
            <text:p>13446</text:p>
          </table:table-cell>
          <table:table-cell/>
          <table:table-cell table:formula="of:=[.K26]/[.E26]" office:value-type="percentage" office:value="0.353163659286108" calcext:value-type="percentage">
            <text:p>35.32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42371" calcext:value-type="float">
            <text:p>42371</text:p>
          </table:table-cell>
          <table:table-cell office:value-type="float" office:value="3515" calcext:value-type="float">
            <text:p>3515</text:p>
          </table:table-cell>
          <table:table-cell office:value-type="float" office:value="38856" calcext:value-type="float">
            <text:p>38856</text:p>
          </table:table-cell>
          <table:table-cell office:value-type="float" office:value="4545" calcext:value-type="float">
            <text:p>4545</text:p>
          </table:table-cell>
          <table:table-cell office:value-type="float" office:value="126" calcext:value-type="float">
            <text:p>126</text:p>
          </table:table-cell>
          <table:table-cell office:value-type="float" office:value="4419" calcext:value-type="float">
            <text:p>4419</text:p>
          </table:table-cell>
          <table:table-cell office:value-type="float" office:value="15536" calcext:value-type="float">
            <text:p>15536</text:p>
          </table:table-cell>
          <table:table-cell office:value-type="float" office:value="0" calcext:value-type="float">
            <text:p>0</text:p>
          </table:table-cell>
          <table:table-cell office:value-type="float" office:value="15536" calcext:value-type="float">
            <text:p>15536</text:p>
          </table:table-cell>
          <table:table-cell/>
          <table:table-cell table:formula="of:=[.K27]/[.E27]" office:value-type="percentage" office:value="0.399835289273214" calcext:value-type="percentage">
            <text:p>39.98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42171" calcext:value-type="float">
            <text:p>42171</text:p>
          </table:table-cell>
          <table:table-cell office:value-type="float" office:value="3345" calcext:value-type="float">
            <text:p>3345</text:p>
          </table:table-cell>
          <table:table-cell office:value-type="float" office:value="38826" calcext:value-type="float">
            <text:p>38826</text:p>
          </table:table-cell>
          <table:table-cell office:value-type="float" office:value="9330" calcext:value-type="float">
            <text:p>9330</text:p>
          </table:table-cell>
          <table:table-cell office:value-type="float" office:value="120" calcext:value-type="float">
            <text:p>120</text:p>
          </table:table-cell>
          <table:table-cell office:value-type="float" office:value="9210" calcext:value-type="float">
            <text:p>9210</text:p>
          </table:table-cell>
          <table:table-cell office:value-type="float" office:value="12419" calcext:value-type="float">
            <text:p>12419</text:p>
          </table:table-cell>
          <table:table-cell office:value-type="float" office:value="0" calcext:value-type="float">
            <text:p>0</text:p>
          </table:table-cell>
          <table:table-cell office:value-type="float" office:value="12419" calcext:value-type="float">
            <text:p>12419</text:p>
          </table:table-cell>
          <table:table-cell/>
          <table:table-cell table:formula="of:=[.K28]/[.E28]" office:value-type="percentage" office:value="0.319862978416525" calcext:value-type="percentage">
            <text:p>31.99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43409" calcext:value-type="float">
            <text:p>43409</text:p>
          </table:table-cell>
          <table:table-cell office:value-type="float" office:value="3729" calcext:value-type="float">
            <text:p>3729</text:p>
          </table:table-cell>
          <table:table-cell office:value-type="float" office:value="39680" calcext:value-type="float">
            <text:p>39680</text:p>
          </table:table-cell>
          <table:table-cell office:value-type="float" office:value="10620" calcext:value-type="float">
            <text:p>10620</text:p>
          </table:table-cell>
          <table:table-cell office:value-type="float" office:value="138" calcext:value-type="float">
            <text:p>138</text:p>
          </table:table-cell>
          <table:table-cell office:value-type="float" office:value="10482" calcext:value-type="float">
            <text:p>10482</text:p>
          </table:table-cell>
          <table:table-cell office:value-type="float" office:value="10830" calcext:value-type="float">
            <text:p>10830</text:p>
          </table:table-cell>
          <table:table-cell office:value-type="float" office:value="0" calcext:value-type="float">
            <text:p>0</text:p>
          </table:table-cell>
          <table:table-cell office:value-type="float" office:value="10830" calcext:value-type="float">
            <text:p>10830</text:p>
          </table:table-cell>
          <table:table-cell/>
          <table:table-cell table:formula="of:=[.K29]/[.E29]" office:value-type="percentage" office:value="0.272933467741935" calcext:value-type="percentage">
            <text:p>27.29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40513" calcext:value-type="float">
            <text:p>40513</text:p>
          </table:table-cell>
          <table:table-cell office:value-type="float" office:value="4256" calcext:value-type="float">
            <text:p>4256</text:p>
          </table:table-cell>
          <table:table-cell office:value-type="float" office:value="36257" calcext:value-type="float">
            <text:p>36257</text:p>
          </table:table-cell>
          <table:table-cell office:value-type="float" office:value="10436" calcext:value-type="float">
            <text:p>10436</text:p>
          </table:table-cell>
          <table:table-cell office:value-type="float" office:value="153" calcext:value-type="float">
            <text:p>153</text:p>
          </table:table-cell>
          <table:table-cell office:value-type="float" office:value="10283" calcext:value-type="float">
            <text:p>10283</text:p>
          </table:table-cell>
          <table:table-cell office:value-type="float" office:value="14058" calcext:value-type="float">
            <text:p>14058</text:p>
          </table:table-cell>
          <table:table-cell office:value-type="float" office:value="2" calcext:value-type="float">
            <text:p>2</text:p>
          </table:table-cell>
          <table:table-cell office:value-type="float" office:value="14056" calcext:value-type="float">
            <text:p>14056</text:p>
          </table:table-cell>
          <table:table-cell/>
          <table:table-cell table:formula="of:=[.K30]/[.E30]" office:value-type="percentage" office:value="0.387676862398985" calcext:value-type="percentage">
            <text:p>38.77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43297" calcext:value-type="float">
            <text:p>43297</text:p>
          </table:table-cell>
          <table:table-cell office:value-type="float" office:value="2736" calcext:value-type="float">
            <text:p>2736</text:p>
          </table:table-cell>
          <table:table-cell office:value-type="float" office:value="40561" calcext:value-type="float">
            <text:p>40561</text:p>
          </table:table-cell>
          <table:table-cell office:value-type="float" office:value="9714" calcext:value-type="float">
            <text:p>9714</text:p>
          </table:table-cell>
          <table:table-cell office:value-type="float" office:value="102" calcext:value-type="float">
            <text:p>102</text:p>
          </table:table-cell>
          <table:table-cell office:value-type="float" office:value="9612" calcext:value-type="float">
            <text:p>9612</text:p>
          </table:table-cell>
          <table:table-cell office:value-type="float" office:value="10523" calcext:value-type="float">
            <text:p>10523</text:p>
          </table:table-cell>
          <table:table-cell office:value-type="float" office:value="0" calcext:value-type="float">
            <text:p>0</text:p>
          </table:table-cell>
          <table:table-cell office:value-type="float" office:value="10523" calcext:value-type="float">
            <text:p>10523</text:p>
          </table:table-cell>
          <table:table-cell/>
          <table:table-cell table:formula="of:=[.K31]/[.E31]" office:value-type="percentage" office:value="0.259436404427899" calcext:value-type="percentage">
            <text:p>25.94%</text:p>
          </table:table-cell>
        </table:table-row>
        <table:table-row table:style-name="ro1">
          <table:table-cell office:value-type="string" calcext:value-type="string">
            <text:p>e0:ca:94:85:82:67</text:p>
          </table:table-cell>
          <table:table-cell office:value-type="float" office:value="8" calcext:value-type="float">
            <text:p>8</text:p>
          </table:table-cell>
          <table:table-cell office:value-type="float" office:value="31416" calcext:value-type="float">
            <text:p>31416</text:p>
          </table:table-cell>
          <table:table-cell office:value-type="float" office:value="3758" calcext:value-type="float">
            <text:p>3758</text:p>
          </table:table-cell>
          <table:table-cell office:value-type="float" office:value="27658" calcext:value-type="float">
            <text:p>27658</text:p>
          </table:table-cell>
          <table:table-cell office:value-type="float" office:value="8264" calcext:value-type="float">
            <text:p>8264</text:p>
          </table:table-cell>
          <table:table-cell office:value-type="float" office:value="138" calcext:value-type="float">
            <text:p>138</text:p>
          </table:table-cell>
          <table:table-cell office:value-type="float" office:value="8126" calcext:value-type="float">
            <text:p>8126</text:p>
          </table:table-cell>
          <table:table-cell office:value-type="float" office:value="21925" calcext:value-type="float">
            <text:p>21925</text:p>
          </table:table-cell>
          <table:table-cell office:value-type="float" office:value="4" calcext:value-type="float">
            <text:p>4</text:p>
          </table:table-cell>
          <table:table-cell office:value-type="float" office:value="21921" calcext:value-type="float">
            <text:p>21921</text:p>
          </table:table-cell>
          <table:table-cell/>
          <table:table-cell table:formula="of:=[.K32]/[.E32]" office:value-type="percentage" office:value="0.792573577265167" calcext:value-type="percentage">
            <text:p>79.26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38396" calcext:value-type="float">
            <text:p>38396</text:p>
          </table:table-cell>
          <table:table-cell office:value-type="float" office:value="5965" calcext:value-type="float">
            <text:p>5965</text:p>
          </table:table-cell>
          <table:table-cell office:value-type="float" office:value="32431" calcext:value-type="float">
            <text:p>32431</text:p>
          </table:table-cell>
          <table:table-cell office:value-type="float" office:value="5270" calcext:value-type="float">
            <text:p>5270</text:p>
          </table:table-cell>
          <table:table-cell office:value-type="float" office:value="254" calcext:value-type="float">
            <text:p>254</text:p>
          </table:table-cell>
          <table:table-cell office:value-type="float" office:value="5016" calcext:value-type="float">
            <text:p>5016</text:p>
          </table:table-cell>
          <table:table-cell office:value-type="float" office:value="19096" calcext:value-type="float">
            <text:p>19096</text:p>
          </table:table-cell>
          <table:table-cell office:value-type="float" office:value="31" calcext:value-type="float">
            <text:p>31</text:p>
          </table:table-cell>
          <table:table-cell office:value-type="float" office:value="19065" calcext:value-type="float">
            <text:p>19065</text:p>
          </table:table-cell>
          <table:table-cell/>
          <table:table-cell table:formula="of:=[.K33]/[.E33]" office:value-type="percentage" office:value="0.587863463969659" calcext:value-type="percentage">
            <text:p>58.7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09:50:41.667850595</dc:date>
    <meta:editing-duration>PT2M20S</meta:editing-duration>
    <meta:editing-cycles>1</meta:editing-cycles>
    <meta:document-statistic meta:table-count="1" meta:cell-count="395" meta:object-count="0"/>
    <meta:generator>LibreOffice/5.1.6.2$Linux_X86_64 LibreOffice_project/10m0$Build-2</meta:generator>
  </office:meta>
</office:document-meta>
</file>